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lterUtil – Entwickler Anleitung</text:h>
      <text:p text:style-name="Text_20_body"/>
      <text:p text:style-name="Text_20_body">Diese Anleitung soll in die Benutzung und Einbindung von FilterUtil in das eigene Modul einführen. Sie ist im Besonderen für Entwickler mit programmiertechnischen Fähigkeiten ausgelegt.</text:p>
      <text:p text:style-name="Text_20_body"/>
      <text:h text:style-name="Heading_20_2" text:outline-level="2">Der einfachste Fall</text:h>
      <text:p text:style-name="Text_20_body">Wenn man davon ausgeht, dass nach allen Feldern in einer Tabelle filtern möchte, der Name aus der pntables.php übernommen werden soll und nur die Standardoperatoren (eq, ne, lt, le, ge, gt, like, null und notnull) benötigt werden, ist eine Integration in wenigen Zeilen realisierbar:</text:p>
      <text:p text:style-name="Preformatted_20_Text">Loader::loadClass(„FilterUtil“);</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p text:style-name="Header">FilterUtil – Entwickler Anleitung<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Philipp Niethammer</meta:initial-creator>
    <meta:creation-date>2007-10-25T16:47:00</meta:creation-date>
    <dc:creator>Philipp Niethammer</dc:creator>
    <dc:date>2007-10-25T16:57:49</dc:date>
    <meta:editing-cycles>1</meta:editing-cycles>
    <meta:editing-duration>PT10M49S</meta:editing-duration>
    <meta:user-defined meta:name="Info 1"/>
    <meta:user-defined meta:name="Info 2"/>
    <meta:user-defined meta:name="Info 3"/>
    <meta:user-defined meta:name="Info 4"/>
    <meta:document-statistic meta:table-count="0" meta:image-count="0" meta:object-count="0" meta:page-count="1" meta:paragraph-count="6" meta:word-count="81" meta:character-count="586"/>
  </office:meta>
</office:document-meta>
</file>